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65125cm"/>
    </style:style>
    <style:style style:name="co2" style:family="table-column">
      <style:table-column-properties fo:break-before="auto" style:column-width="2.59291666666667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3.8364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chirag despande</text:p>
          </table:table-cell>
          <table:table-cell table:number-columns-repeated="16380" table:style-name="ce1"/>
        </table:table-row>
        <table:table-row table:style-name="ro1">
          <table:table-cell table:number-columns-repeated="7" table:style-name="ce1"/>
          <table:table-cell table:style-name="ce1">
            <draw:frame draw:z-index="1" draw:id="id0" draw:style-name="a0" draw:name="Chart 2" svg:x="0.02083in" svg:y="0.14062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1">
            <text:p>wavelenght=5893 A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no. of dark fringe(m)</text:p>
          </table:table-cell>
          <table:table-cell office:value-type="string" table:style-name="ce1">
            <text:p>radius left(cm)</text:p>
          </table:table-cell>
          <table:table-cell office:value-type="string" table:style-name="ce1">
            <text:p>radius right(cm)</text:p>
          </table:table-cell>
          <table:table-cell office:value-type="string" table:style-name="ce1">
            <text:p>diameter<text:s/></text:p>
          </table:table-cell>
          <table:table-cell office:value-type="string" table:style-name="ce1">
            <text:p>diameter^2(cm)</text:p>
          </table:table-cell>
          <table:table-cell office:value-type="string" table:style-name="ce1">
            <text:p>4*m*wavelenght(cm)</text:p>
          </table:table-cell>
          <table:table-cell table:number-columns-repeated="16378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.1999999999999998E-2" table:style-name="ce1">
            <text:p>0.052</text:p>
          </table:table-cell>
          <table:table-cell office:value-type="float" office:value="5.8000000000000003E-2" table:style-name="ce1">
            <text:p>0.058</text:p>
          </table:table-cell>
          <table:table-cell office:value-type="float" office:value="0.11" table:formula="of:=[.B6]+[.C6]" table:style-name="ce1">
            <text:p>0.11</text:p>
          </table:table-cell>
          <table:table-cell office:value-type="float" office:value="1.21E-2" table:formula="of:=[.D6]*[.D6]" table:style-name="ce1">
            <text:p>0.0121</text:p>
          </table:table-cell>
          <table:table-cell office:value-type="float" office:value="0" table:formula="of:=4*[.A6]*[.G6]" table:style-name="ce1">
            <text:p>0</text:p>
          </table:table-cell>
          <table:table-cell office:value-type="float" office:value="111111" table:style-name="ce1">
            <text:p>111111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.2999999999999999E-2" table:style-name="ce1">
            <text:p>0.093</text:p>
          </table:table-cell>
          <table:table-cell office:value-type="float" office:value="9.4E-2" table:style-name="ce1">
            <text:p>0.094</text:p>
          </table:table-cell>
          <table:table-cell office:value-type="float" office:value="0.187" table:formula="of:=[.B7]+[.C7]" table:style-name="ce1">
            <text:p>0.187</text:p>
          </table:table-cell>
          <table:table-cell office:value-type="float" office:value="3.4969E-2" table:formula="of:=[.D7]*[.D7]" table:style-name="ce1">
            <text:p>0.034969</text:p>
          </table:table-cell>
          <table:table-cell office:value-type="float" office:value="4.7144E-4" table:formula="of:=4*[.A7]*[.G7]" table:style-name="ce1">
            <text:p>0.00047144</text:p>
          </table:table-cell>
          <table:table-cell office:value-type="float" office:value="5.893E-5" table:style-name="ce1">
            <text:p>0.00005893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0.14299999999999999" table:style-name="ce1">
            <text:p>0.143</text:p>
          </table:table-cell>
          <table:table-cell office:value-type="float" office:value="0.27900000000000003" table:formula="of:=[.B8]+[.C8]" table:style-name="ce1">
            <text:p>0.279</text:p>
          </table:table-cell>
          <table:table-cell office:value-type="float" office:value="7.7841000000000021E-2" table:formula="of:=[.D8]*[.D8]" table:style-name="ce1">
            <text:p>0.077841</text:p>
          </table:table-cell>
          <table:table-cell office:value-type="float" office:value="9.4288E-4" table:formula="of:=4*[.A8]*[.G8]" table:style-name="ce1">
            <text:p>0.00094288</text:p>
          </table:table-cell>
          <table:table-cell office:value-type="float" office:value="5.893E-5" table:style-name="ce1">
            <text:p>0.00005893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16900000000000001" table:style-name="ce1">
            <text:p>0.169</text:p>
          </table:table-cell>
          <table:table-cell office:value-type="float" office:value="0.16300000000000001" table:style-name="ce1">
            <text:p>0.163</text:p>
          </table:table-cell>
          <table:table-cell office:value-type="float" office:value="0.33200000000000002" table:formula="of:=[.B9]+[.C9]" table:style-name="ce1">
            <text:p>0.332</text:p>
          </table:table-cell>
          <table:table-cell office:value-type="float" office:value="0.11022400000000002" table:formula="of:=[.D9]*[.D9]" table:style-name="ce1">
            <text:p>0.110224</text:p>
          </table:table-cell>
          <table:table-cell office:value-type="float" office:value="1.4143199999999999E-3" table:formula="of:=4*[.A9]*[.G9]" table:style-name="ce1">
            <text:p>0.00141432</text:p>
          </table:table-cell>
          <table:table-cell office:value-type="float" office:value="5.893E-5" table:style-name="ce1">
            <text:p>0.00005893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183" table:style-name="ce1">
            <text:p>0.183</text:p>
          </table:table-cell>
          <table:table-cell office:value-type="float" office:value="0.188" table:style-name="ce1">
            <text:p>0.188</text:p>
          </table:table-cell>
          <table:table-cell office:value-type="float" office:value="0.371" table:formula="of:=[.B10]+[.C10]" table:style-name="ce1">
            <text:p>0.371</text:p>
          </table:table-cell>
          <table:table-cell office:value-type="float" office:value="0.13764099999999999" table:formula="of:=[.D10]*[.D10]" table:style-name="ce1">
            <text:p>0.137641</text:p>
          </table:table-cell>
          <table:table-cell office:value-type="float" office:value="1.88576E-3" table:formula="of:=4*[.A10]*[.G10]" table:style-name="ce1">
            <text:p>0.00188576</text:p>
          </table:table-cell>
          <table:table-cell office:value-type="float" office:value="5.893E-5" table:style-name="ce1">
            <text:p>0.00005893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19800000000000001" table:style-name="ce1">
            <text:p>0.198</text:p>
          </table:table-cell>
          <table:table-cell office:value-type="float" office:value="0.20799999999999999" table:style-name="ce1">
            <text:p>0.208</text:p>
          </table:table-cell>
          <table:table-cell office:value-type="float" office:value="0.40600000000000003" table:formula="of:=[.B11]+[.C11]" table:style-name="ce1">
            <text:p>0.406</text:p>
          </table:table-cell>
          <table:table-cell office:value-type="float" office:value="0.16483600000000001" table:formula="of:=[.D11]*[.D11]" table:style-name="ce1">
            <text:p>0.164836</text:p>
          </table:table-cell>
          <table:table-cell office:value-type="float" office:value="2.3571999999999998E-3" table:formula="of:=4*[.A11]*[.G11]" table:style-name="ce1">
            <text:p>0.0023572</text:p>
          </table:table-cell>
          <table:table-cell office:value-type="float" office:value="5.893E-5" table:style-name="ce1">
            <text:p>0.00005893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219" table:style-name="ce1">
            <text:p>0.219</text:p>
          </table:table-cell>
          <table:table-cell office:value-type="float" office:value="0.22500000000000001" table:style-name="ce1">
            <text:p>0.225</text:p>
          </table:table-cell>
          <table:table-cell office:value-type="float" office:value="0.44400000000000001" table:formula="of:=[.B12]+[.C12]" table:style-name="ce1">
            <text:p>0.444</text:p>
          </table:table-cell>
          <table:table-cell office:value-type="float" office:value="0.19713600000000001" table:formula="of:=[.D12]*[.D12]" table:style-name="ce1">
            <text:p>0.197136</text:p>
          </table:table-cell>
          <table:table-cell office:value-type="float" office:value="2.8286399999999999E-3" table:formula="of:=4*[.A12]*[.G12]" table:style-name="ce1">
            <text:p>0.00282864</text:p>
          </table:table-cell>
          <table:table-cell office:value-type="float" office:value="5.893E-5" table:style-name="ce1">
            <text:p>0.00005893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23499999999999999" table:style-name="ce1">
            <text:p>0.235</text:p>
          </table:table-cell>
          <table:table-cell office:value-type="float" office:value="0.23799999999999999" table:style-name="ce1">
            <text:p>0.238</text:p>
          </table:table-cell>
          <table:table-cell office:value-type="float" office:value="0.47299999999999998" table:formula="of:=[.B13]+[.C13]" table:style-name="ce1">
            <text:p>0.473</text:p>
          </table:table-cell>
          <table:table-cell office:value-type="float" office:value="0.22372899999999998" table:formula="of:=[.D13]*[.D13]" table:style-name="ce1">
            <text:p>0.223729</text:p>
          </table:table-cell>
          <table:table-cell office:value-type="float" office:value="3.3000799999999999E-3" table:formula="of:=4*[.A13]*[.G13]" table:style-name="ce1">
            <text:p>0.00330008</text:p>
          </table:table-cell>
          <table:table-cell office:value-type="float" office:value="5.893E-5" table:style-name="ce1">
            <text:p>0.00005893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.248" table:style-name="ce1">
            <text:p>0.248</text:p>
          </table:table-cell>
          <table:table-cell office:value-type="float" office:value="0.252" table:style-name="ce1">
            <text:p>0.252</text:p>
          </table:table-cell>
          <table:table-cell office:value-type="float" office:value="0.5" table:formula="of:=[.B14]+[.C14]" table:style-name="ce1">
            <text:p>0.5</text:p>
          </table:table-cell>
          <table:table-cell office:value-type="float" office:value="0.25" table:formula="of:=[.D14]*[.D14]" table:style-name="ce1">
            <text:p>0.25</text:p>
          </table:table-cell>
          <table:table-cell office:value-type="float" office:value="3.77152E-3" table:formula="of:=4*[.A14]*[.G14]" table:style-name="ce1">
            <text:p>0.00377152</text:p>
          </table:table-cell>
          <table:table-cell office:value-type="float" office:value="5.893E-5" table:style-name="ce1">
            <text:p>0.00005893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.25700000000000001" table:style-name="ce1">
            <text:p>0.257</text:p>
          </table:table-cell>
          <table:table-cell office:value-type="float" office:value="0.26200000000000001" table:style-name="ce1">
            <text:p>0.262</text:p>
          </table:table-cell>
          <table:table-cell office:value-type="float" office:value="0.51900000000000002" table:formula="of:=[.B15]+[.C15]" table:style-name="ce1">
            <text:p>0.519</text:p>
          </table:table-cell>
          <table:table-cell office:value-type="float" office:value="0.26936100000000002" table:formula="of:=[.D15]*[.D15]" table:style-name="ce1">
            <text:p>0.269361</text:p>
          </table:table-cell>
          <table:table-cell office:value-type="float" office:value="4.2429599999999996E-3" table:formula="of:=4*[.A15]*[.G15]" table:style-name="ce1">
            <text:p>0.00424296</text:p>
          </table:table-cell>
          <table:table-cell office:value-type="float" office:value="5.893E-5" table:style-name="ce1">
            <text:p>0.00005893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0.28799999999999998" table:style-name="ce1">
            <text:p>0.288</text:p>
          </table:table-cell>
          <table:table-cell office:value-type="float" office:value="0.56800000000000006" table:formula="of:=[.B16]+[.C16]" table:style-name="ce1">
            <text:p>0.568</text:p>
          </table:table-cell>
          <table:table-cell office:value-type="float" office:value="0.32262400000000008" table:formula="of:=[.D16]*[.D16]" table:style-name="ce1">
            <text:p>0.322624</text:p>
          </table:table-cell>
          <table:table-cell office:value-type="float" office:value="4.7143999999999997E-3" table:formula="of:=4*[.A16]*[.G16]" table:style-name="ce1">
            <text:p>0.0047144</text:p>
          </table:table-cell>
          <table:table-cell office:value-type="float" office:value="5.893E-5" table:style-name="ce1">
            <text:p>0.00005893</text:p>
          </table:table-cell>
          <table:table-cell table:number-columns-repeated="16377"/>
        </table:table-row>
        <table:table-row table:number-rows-repeated="1048560" table:style-name="ro1">
          <table:table-cell table:number-columns-repeated="16384"/>
        </table:table-row>
      </table:table>
      <table:table table:name="Sheet2" table:style-name="ta1">
        <table:table-column table:style-name="co4" table:default-cell-style-name="ce1"/>
        <table:table-column table:style-name="co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4" table:default-cell-style-name="ce1"/>
        <table:table-column table:style-name="co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IN">
      <number:currency-symbol number:language="en" number:country="IN">₹</number:currency-symbol>
      <number:number number:decimal-places="2" number:min-integer-digits="1" number:grouping="true"/>
    </number:currency-style>
    <number:currency-style style:name="N36" number:language="en" number:country="IN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SAMYAK JAIN</dc:creator>
    <meta:creation-date>2015-09-08T19:51:55Z</meta:creation-date>
    <dc:date>2015-09-15T03:56:50Z</dc:date>
    <meta:editing-cycles>1</meta:editing-cycles>
    <meta:editing-duration>PT47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1" svg:stroke-width="0.02083in" svg:stroke-color="#0d0d0d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Sheet1.$F$6:.$F$16" chart:class="chart:scatter" chart:attached-axis="primary-y" chart:style-name="G0S0">
            <chart:domain table:cell-range-address="Sheet1.$E$6:.$E$16"/>
            <chart:regression-curve chart:style-name="T000">
              <chart:equation chart:automatic-content="true" chart:display-equation="true" chart:display-r-square="false" chart:style-name="TL000"/>
            </chart:regression-curve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display-name="SysDot" draw:style="rect" draw:dots1="1" draw:dots1-length="0.02083in" draw:dots2="0" draw:dots2-length="0in" draw:distance="0.02083in"/>
  </office:styles>
</office:document-styles>
</file>